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1.722in"/>
    </style:style>
    <style:style style:name="co3" style:family="table-column">
      <style:table-column-properties fo:break-before="auto" style:column-width="1.8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Kuis 1</text:p>
          </table:table-cell>
        </table:table-row>
        <table:table-row table:style-name="ro1"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string" calcext:value-type="string">
            <text:p>04191066@student.itk.ac.i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>04201041@student.itk.ac.i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>04201049@student.itk.ac.i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>04201053@student.itk.ac.i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04201093@student.itk.ac.i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string" calcext:value-type="string">
            <text:p>04201094@student.itk.ac.i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string" calcext:value-type="string">
            <text:p>04211002@student.itk.ac.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string" calcext:value-type="string">
            <text:p>04211004@student.itk.ac.i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@student.itk.ac.i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string" calcext:value-type="string">
            <text:p>04211008@student.itk.ac.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04211010@student.itk.ac.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string" calcext:value-type="string">
            <text:p>04211014@student.itk.ac.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string" calcext:value-type="string">
            <text:p>04211016@student.itk.ac.i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string" calcext:value-type="string">
            <text:p>04211018@student.itk.ac.i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string" calcext:value-type="string">
            <text:p>04211020@student.itk.ac.i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@student.itk.ac.i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string" calcext:value-type="string">
            <text:p>04211030@student.itk.ac.i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string" calcext:value-type="string">
            <text:p>04211032@student.itk.ac.i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@student.itk.ac.i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string" calcext:value-type="string">
            <text:p>04211036@student.itk.ac.i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string" calcext:value-type="string">
            <text:p>04211040@student.itk.ac.i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string" calcext:value-type="string">
            <text:p>04211044@student.itk.ac.i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string" calcext:value-type="string">
            <text:p>04211048@student.itk.ac.i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04211050@student.itk.ac.i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string" calcext:value-type="string">
            <text:p>04211052@student.itk.ac.i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@student.itk.ac.i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@student.itk.ac.i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string" calcext:value-type="string">
            <text:p>04211068@student.itk.ac.i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string" calcext:value-type="string">
            <text:p>04211070@student.itk.ac.i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string" calcext:value-type="string">
            <text:p>04211074@student.itk.ac.i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string" calcext:value-type="string">
            <text:p>04211080@student.itk.ac.i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4211082@student.itk.ac.i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@student.itk.ac.id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  <table:database-ranges>
        <table:database-range table:name="__Anonymous_Sheet_DB__0" table:target-range-address="Grades.A1:Grades.D3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>Mifta Nur Farid</meta:initial-creator>
    <meta:creation-date>2023-03-28T12:05:33</meta:creation-date>
    <dc:date>2023-03-28T12:20:05.820582222</dc:date>
    <meta:editing-duration>PT14M26S</meta:editing-duration>
    <meta:editing-cycles>1</meta:editing-cycles>
    <meta:document-statistic meta:table-count="1" meta:cell-count="140" meta:object-count="0"/>
  </office:meta>
</office:document-meta>
</file>